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5fe09" officeooo:paragraph-rsid="0015fe09"/>
    </style:style>
    <style:style style:name="P2" style:family="paragraph" style:parent-style-name="Standard">
      <style:text-properties fo:language="ru" fo:country="RU" officeooo:rsid="001c1c59" officeooo:paragraph-rsid="0015fe09"/>
    </style:style>
    <style:style style:name="P3" style:family="paragraph" style:parent-style-name="Standard">
      <style:text-properties fo:language="ru" fo:country="RU" officeooo:rsid="0018b45f" officeooo:paragraph-rsid="0015fe09"/>
    </style:style>
    <style:style style:name="P4" style:family="paragraph" style:parent-style-name="Standard">
      <style:text-properties fo:language="ru" fo:country="RU" officeooo:rsid="00196d64" officeooo:paragraph-rsid="0015fe09"/>
    </style:style>
    <style:style style:name="P5" style:family="paragraph" style:parent-style-name="Standard">
      <style:text-properties fo:language="ru" fo:country="RU" officeooo:rsid="001aab85" officeooo:paragraph-rsid="0015fe09"/>
    </style:style>
    <style:style style:name="P6" style:family="paragraph" style:parent-style-name="Standard">
      <style:text-properties fo:language="ru" fo:country="RU" officeooo:rsid="001ab1e4" officeooo:paragraph-rsid="0015fe09"/>
    </style:style>
    <style:style style:name="P7" style:family="paragraph" style:parent-style-name="Standard">
      <style:text-properties fo:language="ru" fo:country="RU" officeooo:rsid="001ab1e4" officeooo:paragraph-rsid="001f0143"/>
    </style:style>
    <style:style style:name="P8" style:family="paragraph" style:parent-style-name="Standard">
      <style:text-properties fo:language="ru" fo:country="RU" officeooo:rsid="0016b1fd" officeooo:paragraph-rsid="0016b1fd"/>
    </style:style>
    <style:style style:name="P9" style:family="paragraph" style:parent-style-name="Standard">
      <style:text-properties fo:language="ru" fo:country="RU" officeooo:rsid="00182410" officeooo:paragraph-rsid="00182410"/>
    </style:style>
    <style:style style:name="P10" style:family="paragraph" style:parent-style-name="Standard">
      <style:text-properties fo:color="#0000ff" loext:opacity="100%" fo:language="ru" fo:country="RU" officeooo:rsid="001aab85" officeooo:paragraph-rsid="0015fe09"/>
    </style:style>
    <style:style style:name="P11" style:family="paragraph" style:parent-style-name="Standard">
      <style:text-properties officeooo:paragraph-rsid="0015fe09"/>
    </style:style>
    <style:style style:name="P12" style:family="paragraph" style:parent-style-name="Standard">
      <style:text-properties style:use-window-font-color="true" loext:opacity="0%" fo:language="ru" fo:country="RU" officeooo:rsid="001deb3c" officeooo:paragraph-rsid="0015fe09"/>
    </style:style>
    <style:style style:name="P13" style:family="paragraph" style:parent-style-name="Standard">
      <style:text-properties fo:language="ru" fo:country="RU" officeooo:rsid="0016b1fd" officeooo:paragraph-rsid="0016b1fd"/>
    </style:style>
    <style:style style:name="P14" style:family="paragraph" style:parent-style-name="Standard">
      <style:text-properties fo:language="ru" fo:country="RU" officeooo:rsid="001f5ec5" officeooo:paragraph-rsid="001f5ec5"/>
    </style:style>
    <style:style style:name="P15" style:family="paragraph" style:parent-style-name="Standard">
      <style:text-properties officeooo:paragraph-rsid="001f5ec5"/>
    </style:style>
    <style:style style:name="T1" style:family="text">
      <style:text-properties officeooo:rsid="0015fe09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fo:language="ru" fo:country="RU" officeooo:rsid="00196d64"/>
    </style:style>
    <style:style style:name="T4" style:family="text">
      <style:text-properties fo:color="#0000ff" loext:opacity="100%" fo:language="ru" fo:country="RU" officeooo:rsid="001aab85"/>
    </style:style>
    <style:style style:name="T5" style:family="text">
      <style:text-properties fo:color="#0000ff" loext:opacity="100%" fo:language="ru" fo:country="RU" officeooo:rsid="001ab1e4"/>
    </style:style>
    <style:style style:name="T6" style:family="text">
      <style:text-properties fo:color="#0000ff" loext:opacity="100%" fo:language="en" fo:country="US"/>
    </style:style>
    <style:style style:name="T7" style:family="text">
      <style:text-properties fo:color="#0000ff" loext:opacity="100%" fo:language="en" fo:country="US" officeooo:rsid="001d7b53"/>
    </style:style>
    <style:style style:name="T8" style:family="text">
      <style:text-properties fo:color="#0000ff" loext:opacity="100%" officeooo:rsid="001c30cf"/>
    </style:style>
    <style:style style:name="T9" style:family="text">
      <style:text-properties fo:color="#0000ff" loext:opacity="100%" officeooo:rsid="001f0143"/>
    </style:style>
    <style:style style:name="T10" style:family="text">
      <style:text-properties officeooo:rsid="0018b45f"/>
    </style:style>
    <style:style style:name="T11" style:family="text">
      <style:text-properties fo:language="ru" fo:country="RU" officeooo:rsid="0018b45f"/>
    </style:style>
    <style:style style:name="T12" style:family="text">
      <style:text-properties fo:language="ru" fo:country="RU" officeooo:rsid="00196d64"/>
    </style:style>
    <style:style style:name="T13" style:family="text">
      <style:text-properties fo:language="ru" fo:country="RU" officeooo:rsid="001aab85"/>
    </style:style>
    <style:style style:name="T14" style:family="text">
      <style:text-properties fo:language="ru" fo:country="RU" officeooo:rsid="001ab1e4"/>
    </style:style>
    <style:style style:name="T15" style:family="text">
      <style:text-properties fo:language="ru" fo:country="RU" officeooo:rsid="001b5f73"/>
    </style:style>
    <style:style style:name="T16" style:family="text">
      <style:text-properties fo:language="ru" fo:country="RU" officeooo:rsid="001b87f7"/>
    </style:style>
    <style:style style:name="T17" style:family="text">
      <style:text-properties fo:language="ru" fo:country="RU" officeooo:rsid="001f5ec5"/>
    </style:style>
    <style:style style:name="T18" style:family="text">
      <style:text-properties fo:language="ru" fo:country="RU" officeooo:rsid="00210b36"/>
    </style:style>
    <style:style style:name="T19" style:family="text">
      <style:text-properties fo:color="#ff0000" loext:opacity="100%" fo:language="ru" fo:country="RU" officeooo:rsid="0018b45f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8b45f"/>
    </style:style>
    <style:style style:name="T22" style:family="text">
      <style:text-properties fo:language="en" fo:country="US" officeooo:rsid="00196d64"/>
    </style:style>
    <style:style style:name="T23" style:family="text">
      <style:text-properties fo:language="en" fo:country="US" officeooo:rsid="001ab1e4"/>
    </style:style>
    <style:style style:name="T24" style:family="text">
      <style:text-properties fo:language="en" fo:country="US" officeooo:rsid="001b9bc8"/>
    </style:style>
    <style:style style:name="T25" style:family="text">
      <style:text-properties fo:language="en" fo:country="US" officeooo:rsid="001c30cf"/>
    </style:style>
    <style:style style:name="T26" style:family="text">
      <style:text-properties fo:language="en" fo:country="US" officeooo:rsid="001d7b53"/>
    </style:style>
    <style:style style:name="T27" style:family="text">
      <style:text-properties officeooo:rsid="00196d64"/>
    </style:style>
    <style:style style:name="T28" style:family="text">
      <style:text-properties officeooo:rsid="00198540"/>
    </style:style>
    <style:style style:name="T29" style:family="text">
      <style:text-properties officeooo:rsid="001abab7"/>
    </style:style>
    <style:style style:name="T30" style:family="text">
      <style:text-properties officeooo:rsid="001b9bc8"/>
    </style:style>
    <style:style style:name="T31" style:family="text">
      <style:text-properties officeooo:rsid="001c30cf"/>
    </style:style>
    <style:style style:name="T32" style:family="text">
      <style:text-properties officeooo:rsid="001d7b53"/>
    </style:style>
    <style:style style:name="T33" style:family="text">
      <style:text-properties officeooo:rsid="001f01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Главным рабочим модулем программы является <text:span text:style-name="T2">GSE</text:span> - в нём сосредоточены основные алгоритмы.</text:p>
      <text:p text:style-name="P12">Расцветкой текста в окнах занимается модуль <text:span text:style-name="T2">GSElexer</text:span>. <text:span text:style-name="T1">В нём два класса: </text:span></text:p>
      <text:p text:style-name="P8"><text:s text:c="3"/>- <text:span text:style-name="T2">GSElexer_text_raw</text:span> - для расцветки окна работы со скриптом</text:p>
      <text:p text:style-name="P8"><text:s text:c="3"/>- <text:span text:style-name="T2">GSElexer_text_transformed</text:span> - для расцветки окна предосмотра</text:p>
      <text:p text:style-name="P8">У этих классов есть общие рабочие данные, видимые внутри модуля.</text:p>
      <text:p text:style-name="P8">Загрузка начального состояния программы и рабочих данных осуществляется модулем <text:span text:style-name="T6">DataLoading</text:span><text:span text:style-name="T20">.</text:span></text:p>
      <text:p text:style-name="P8">Пара рабочих конструкций, использующаяся в различных модулях, вынесена в отдельнгый модуль <text:span text:style-name="T6">DataStructures</text:span><text:span text:style-name="T20">.</text:span></text:p>
      <text:p text:style-name="P8"><text:span text:style-name="T20"/></text:p>
      <text:p text:style-name="P15"><text:span text:style-name="T17">Грубая структурная схема программы находится в файле GameScriptEditor scheme.drawio, который может быть открыт и отредактирован через сайт </text:span><text:a xlink:type="simple" xlink:href="https://app.diagrams.net/" text:style-name="Internet_20_link" text:visited-style-name="Visited_20_Internet_20_Link">https://app.diagrams.net</text:a><text:span text:style-name="T17">. Однако вследствие большого количества изменений, произведённых в программе в ходе её разработки, </text:span><text:span text:style-name="T18">некоторые части схемы могли стать неверными</text:span><text:span text:style-name="T17">.</text:span></text:p>
      <text:p text:style-name="P14"/>
      <text:p text:style-name="Horizontal_20_Line"/>
      <text:p text:style-name="P9">Некоторые<text:span text:style-name="T29"> глобальные</text:span> рабочие контрукции, использующиеся в алгоритмах. <text:span text:style-name="T28">Их главное предназначение: </text:span>ускорени<text:span text:style-name="T28">е</text:span> ежесекундных рассчётов.</text:p>
      <text:p text:style-name="P1"/>
      <text:p text:style-name="P11"><text:span text:style-name="T2">dd_tags_replacement</text:span><text:span text:style-name="T10"> - </text:span><text:span text:style-name="T11">словарь, сопоставляющий теги в скрипте с фрагментами, на которые эти теги требуется заменить.<text:line-break/></text:span><text:span text:style-name="T19">Неисправленный баг</text:span><text:span text:style-name="T11">: если фрагменты замены содержат символ переноса строки </text:span><text:span text:style-name="T21">('\n'), </text:span><text:span text:style-name="T11">то сбивается вертикальная координата расположение горизонтальных линий, обозначающи</text:span><text:span text:style-name="T12">х</text:span><text:span text:style-name="T11"> специальные теги переноса строки.</text:span></text:p>
      <text:p text:style-name="P3"/>
      <text:p text:style-name="P11"><text:span text:style-name="T2">dd_tags_replacement_extended</text:span><text:span text:style-name="T27"> - </text:span><text:span text:style-name="T12">расширенный словарь <text:s/></text:span><text:span text:style-name="T3">dd_tags_replacement</text:span><text:span text:style-name="T12">. В него добавлены теги, обозначающие перенос строки (как обычный, так и специальный). Этим тегам в качестве заменяющего фрагмента сопоставлен символ </text:span><text:span text:style-name="T21">'\n'</text:span><text:span text:style-name="T12">.</text:span></text:p>
      <text:p text:style-name="P4"/>
      <text:p text:style-name="P11"><text:span text:style-name="T3">tp_tags_service</text:span><text:span text:style-name="T12"> - кортеж (</text:span><text:span text:style-name="T22">tuple), </text:span><text:span text:style-name="T12">содержащий теги переноса строки (как обычные, так и специальные)</text:span><text:span text:style-name="T13">. Этот кортеж и аналогичные ему созданы для ускорения поиска данных тегов в скрипте.</text:span></text:p>
      <text:p text:style-name="P4"/>
      <text:p text:style-name="P11"><text:span text:style-name="T3">tp_tags_replacement</text:span><text:span text:style-name="T13"> </text:span><text:span text:style-name="T12">- кортеж (</text:span><text:span text:style-name="T22">tuple), </text:span><text:span text:style-name="T12">содержащий теги </text:span><text:span text:style-name="T13">замены.</text:span></text:p>
      <text:p text:style-name="P5"/>
      <text:p text:style-name="P10">tp_tags_replacement_extended = tp_tags_replacement + tp_tags_service</text:p>
      <text:p text:style-name="P5"/>
      <text:p text:style-name="P11"><text:span text:style-name="T4">tp_tags_design_open</text:span><text:span text:style-name="T14">, </text:span><text:span text:style-name="T5">tp_tags_design_close</text:span><text:span text:style-name="T14"> - открывающие и закрывающие теги дизайна<text:line-break/><text:line-break/></text:span><text:span text:style-name="T5">tp_tags_design_united = tp_tags_design_open + tp_tags_design_close</text:span></text:p>
      <text:p text:style-name="P6"/>
      <text:p text:style-name="P11"><text:span text:style-name="T5">tp_tags_linebreak</text:span><text:span text:style-name="T14"> </text:span><text:span text:style-name="T23">- </text:span><text:span text:style-name="T14">теги, кодирующие переносы строки (как обычные, так и специальные). Сюда также добавляется </text:span><text:span text:style-name="T21">'\n'</text:span><text:span text:style-name="T14"> в оригинальном скрипте, если не было указания его игнорировать</text:span><text:span text:style-name="T15"> - но в эталонном файле настройки такое указание имеется.</text:span></text:p>
      <text:p text:style-name="P6"/>
      <text:p text:style-name="P11"><text:span text:style-name="T5">pattern_to_hide_chars_between_tags</text:span><text:span text:style-name="T15"> - паттерн для использования в регулярных выражениях, задающий правило, чтобы скрывать содержимое между некоторыми парами тегов.</text:span><text:span text:style-name="T16"> Этот паттерн </text:span><text:soft-page-break/><text:span text:style-name="T16">составляется из трёх частей, последняя из которых <text:s/>свободная - </text:span><text:span text:style-name="T15">в эталонном файле </text:span><text:span text:style-name="T16">настройки не задействована.</text:span></text:p>
      <text:p text:style-name="P6"/>
      <text:p text:style-name="P6"/>
      <text:p text:style-name="P6"><text:span text:style-name="T2">pattern_style</text:span><text:span text:style-name="T24"> - </text:span><text:span text:style-name="T30">используется лишь в модуле </text:span><text:span text:style-name="T24">GSElexer </text:span><text:span text:style-name="T30">и создаётся в момент его загрузки. Суммирующее регулярное выражение для поиска тегов, с которыми затем будет проводиться более детальная работа.</text:span></text:p>
      <text:p text:style-name="P6"/>
      <text:p text:style-name="P6"/>
      <text:p text:style-name="P6"><text:span text:style-name="T6">self.pattern_</text:span><text:span text:style-name="T7">design_tags</text:span><text:span text:style-name="T25"> - </text:span><text:span text:style-name="T31">паттерн, присутствующий лишь в модуле </text:span>CustomMainWindow<text:span text:style-name="T31"> и формирующийся на основе </text:span><text:span text:style-name="T8">DataLoading.tp_tags_design_united</text:span><text:span text:style-name="T31">.</text:span><text:span text:style-name="T26"> </text:span><text:span text:style-name="T32">Используется для поиска тегов дизайна (которые в окне предосмотра удаляются)</text:span><text:span text:style-name="T33">.</text:span></text:p>
      <text:p text:style-name="P6"/>
      <text:p text:style-name="P7"><text:span text:style-name="T2">self.pattern_replace</text:span><text:span text:style-name="T25"> - </text:span><text:span text:style-name="T31">паттерн, присутствующий лишь в модуле </text:span>CustomMainWindow<text:span text:style-name="T31"> и формирующийся на основе</text:span><text:span text:style-name="T33"> ключей словаря </text:span><text:span text:style-name="T9">DataLoading.dd_tags_replacement_extended</text:span><text:span text:style-name="T33">. </text:span><text:span text:style-name="T32">Используется для поиска тегов </text:span><text:span text:style-name="T33">замены</text:span><text:span text:style-name="T32"> (которые в окне предосмотра </text:span><text:span text:style-name="T33">заменяются на соответствующую им фразу</text:span><text:span text:style-name="T32">)</text:span><text:span text:style-name="T33">.</text:span></text:p>
      <text:p text:style-name="P7"/>
      <text:p text:style-name="P7"><text:span text:style-name="T2">self.compiled_re_linebreaks</text:span><text:span text:style-name="T25"> - </text:span><text:span text:style-name="T31">паттерн, присутствующий лишь в модуле </text:span>CustomMainWindow<text:span text:style-name="T31"> и формирующийся на основе</text:span><text:span text:style-name="T33"> </text:span><text:span text:style-name="T9">DataLoading.tp_tags_linebreak</text:span><text:span text:style-name="T33">.</text:span></text:p>
      <text:p text:style-name="P6"/>
      <text:p text:style-name="P6"/>
      <text:p text:style-name="P6"/>
      <text:p text:style-name="P5"/>
      <text:p text:style-name="P11"><text:span text:style-name="T19">Неисправленный баг</text:span><text:span text:style-name="T11">: </text:span><text:span text:style-name="T12">Если пользователь точно щёлкнет мышкой по линии горизонтального мягкого ограничителя или горизонтальной линии</text:span><text:span text:style-name="T11">, обозначающ</text:span><text:span text:style-name="T12">ей</text:span><text:span text:style-name="T11"> специальны</text:span><text:span text:style-name="T12">й</text:span><text:span text:style-name="T11"> тег переноса строки</text:span><text:span text:style-name="T12"> (они имеют ширину 2 пикселя), то данный щелчок мышки поглотится и не приведёт к изменению курсора ввода текста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8T19:32:56.472000000</dc:date>
    <meta:editing-duration>PT30M10S</meta:editing-duration>
    <meta:editing-cycles>10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2" meta:word-count="431" meta:character-count="3614" meta:non-whitespace-character-count="3195"/>
  </office:meta>
</office:document-meta>
</file>